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se 3:</text:p>
      <text:p text:style-name="Standard">Q1: both client and server running HTTP version 1.1.</text:p>
      <text:p text:style-name="Standard">Q2:en-us.</text:p>
      <text:p text:style-name="Standard">Q3:computer IP address :192.168.1.102 <text:s text:c="4"/>Server address:128.119.245.12 </text:p>
      <text:p text:style-name="Standard">Host: gaia.cs.umass.edu\r\n</text:p>
      <text:p text:style-name="Standard">Q4: status code:200</text:p>
      <text:p text:style-name="Standard">Q5:Client browser: Mozilla/5.0 (Windows; U; Windows NT 5.1; en-US; rv:1.0.2) Gecko/20021120 Netscape/7.01 <text:s/>Server software: Apache/2.0.40 Operating system:Red Hat Linux</text:p>
      <text:p text:style-name="Standard">Q6:Last-Modified: Tue, 23 Sep 2003 05:29:00 GMT <text:s/>Another DATE is the server's time.</text:p>
      <text:p text:style-name="Standard">Q7:The connection is non-persistent. Since the Connection is <text:s/>Keep-Alive: timeout=10, max=100.</text:p>
      <text:p text:style-name="Standard">Q8:73bytes.</text:p>
      <text:p text:style-name="Standard">Q9:It is: Congratulations. <text:s/>You've downloaded the file lab2-1.html!</text:p>
      <text:p text:style-name="Standard"/>
      <text:p text:style-name="Standard">Exercise 4:</text:p>
      <text:p text:style-name="Standard">Q1: NO</text:p>
      <text:p text:style-name="Standard">Q2: Yes, the status code is 200.</text:p>
      <text:p text:style-name="Standard">Q3:Yes, the last modified is Tue, 23 Sep 2003 05:35:00 GMT.</text:p>
      <text:p text:style-name="Standard">Q4:If-Modified-Since: Tue, 23 Sep 2003 05:35:00 GMT\r\n</text:p>
      <text:p text:style-name="Standard">Q5:Status code:304 Phrase:Not Modified. Not return the contents, since the status code is 304 means the web not modify since last request, it will not have any feedback from the web.</text:p>
      <text:p text:style-name="Standard"/>
      <text:p text:style-name="Standard">Exercise 5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KaitiM GB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KaitiM GB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17T14:51:06</meta:creation-date>
    <meta:generator>OpenOffice/4.1.1$Linux OpenOffice.org_project/411m6$Build-9775</meta:generator>
    <dc:date>2017-03-17T16:20:45</dc:date>
    <meta:editing-duration>PT1H29M40S</meta:editing-duration>
    <meta:editing-cycles>5</meta:editing-cycles>
    <meta:document-statistic meta:table-count="0" meta:image-count="0" meta:object-count="0" meta:page-count="1" meta:paragraph-count="18" meta:word-count="137" meta:character-count="969"/>
  </office:meta>
</office:document-meta>
</file>